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rsid="0007cf52" officeooo:paragraph-rsid="00065664"/>
    </style:style>
    <style:style style:name="P3" style:family="paragraph" style:parent-style-name="Standard">
      <style:text-properties officeooo:paragraph-rsid="00065664"/>
    </style:style>
    <style:style style:name="P4" style:family="paragraph" style:parent-style-name="Standard">
      <style:text-properties fo:font-style="italic" fo:font-weight="bold" officeooo:rsid="00065664" officeooo:paragraph-rsid="00065664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5664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65664" style:font-style-asian="italic" style:font-weight-asian="bold" style:font-style-complex="italic" style:font-weight-complex="bold"/>
    </style:style>
    <style:style style:name="T5" style:family="text">
      <style:text-properties officeooo:rsid="0003b458"/>
    </style:style>
    <style:style style:name="T6" style:family="text">
      <style:text-properties officeooo:rsid="00065664"/>
    </style:style>
    <style:style style:name="T7" style:family="text">
      <style:text-properties style:font-name="Liberation Sans" fo:font-size="14pt" fo:font-style="italic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8" style:family="text">
      <style:text-properties style:font-name="Liberation Sans" fo:font-size="14pt" fo:font-style="italic" fo:font-weight="bold" officeooo:rsid="00065664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6">6</text:span> : <text:span text:style-name="T6">Dépôt de connaissance Maven et KieScanner</text:span></text:h>
      <text:p text:style-name="Standard"/>
      <text:p text:style-name="Standard"/>
      <text:p text:style-name="Standard">Dans cet exercice, nous allons reprendre le<text:span text:style-name="T5">s Tps précédents</text:span><text:span text:style-name="T1">.</text:span></text:p>
      <text:p text:style-name="Standard"/>
      <text:h text:style-name="Heading_20_2" text:outline-level="2">Réorganisation des sources avec Maven</text:h>
      <text:p text:style-name="Standard">Nous réorganisons les sources en 2 projet Maven : </text:p>
      <text:list xml:id="list1703183094" text:style-name="L1">
        <text:list-item>
          <text:p text:style-name="P1"><text:span text:style-name="T4">6_Rules</text:span> : Contient les classes modèles <text:span text:style-name="T5">et </text:span>les règles. Ce projet est dépendant de Drools-<text:span text:style-name="T5">compiler et de Drools-decisiontables</text:span></text:p>
        </text:list-item>
        <text:list-item>
          <text:p text:style-name="P1"><text:span text:style-name="T4">6_Application</text:span> : Contient une <text:span text:style-name="T5">classe principale qui scanne le repository Maven toutes les 10s pour récupérer le kjar du premier projet. Ce projet est dépendant de kie-api, drools-compiler, drools-decisiontables et kie-ci</text:span></text:p>
        </text:list-item>
      </text:list>
      <text:p text:style-name="Standard"/>
      <text:p text:style-name="P2"><text:span text:style-name="T8">Construction</text:span> </text:p>
      <text:p text:style-name="P2"><text:span text:style-name="T6">Construire le projet </text:span><text:span text:style-name="T4">6</text:span><text:span text:style-name="T3">_rules</text:span> <text:span text:style-name="T6">et le déployer dans le dépôt local Maven</text:span></text:p>
      <text:p text:style-name="P4">mvn install</text:p>
      <text:p text:style-name="P2"/>
      <text:p text:style-name="P2"><text:span text:style-name="T6">Dans le projet</text:span> <text:span text:style-name="T4">6</text:span><text:span text:style-name="T3">_application</text:span>, <text:span text:style-name="T6">exécuter les règles</text:span></text:p>
      <text:p text:style-name="P2"/>
      <text:p text:style-name="P2"><text:span text:style-name="T8">Mise à jour dynamique</text:span> </text:p>
      <text:p text:style-name="P2"><text:span text:style-name="T6">Effectuer un changement dans les règles</text:span>, d<text:span text:style-name="T6">éployer et observer le chargement dynamique de la base de connaissance</text:span>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1-02-21T19:17:13</meta:creation-date>
    <dc:date>2020-01-07T16:48:17.208734722</dc:date>
    <meta:editing-duration>PT7H43M39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25" meta:character-count="815" meta:non-whitespace-character-count="701"/>
  </office:meta>
</office:document-meta>
</file>